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64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Loksn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0" table:default-cell-style-name="ce1"/>
        <table:table-column table:style-name="co3" table:number-columns-repeated="23" table:default-cell-style-name="ce1"/>
        <table:table-column table:style-name="co4" table:number-columns-repeated="960" table:default-cell-style-name="ce1"/>
        <table:table-row table:style-name="ro1">
          <table:table-cell/>
          <table:table-cell table:number-columns-repeated="63" office:value-type="string" calcext:value-type="string">
            <text:p><text:s/></text:p>
          </table:table-cell>
          <table:table-cell table:number-columns-repeated="960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č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ē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ģ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ḩ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ķ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ņ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ō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ŗ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ž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ie</text:p>
          </table:table-cell>
          <table:table-cell table:style-name="ce2" office:value-type="string" calcext:value-type="string">
            <text:p>iu</text:p>
          </table:table-cell>
          <table:table-cell table:style-name="ce2" office:value-type="string" calcext:value-type="string">
            <text:p>oi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uo</text:p>
          </table:table-cell>
          <table:table-cell table:style-name="ce2" office:value-type="string" calcext:value-type="string">
            <text:p>bj</text:p>
          </table:table-cell>
          <table:table-cell table:style-name="ce2" office:value-type="string" calcext:value-type="string">
            <text:p>gļ</text:p>
          </table:table-cell>
          <table:table-cell table:style-name="ce2" office:value-type="string" calcext:value-type="string">
            <text:p>jā</text:p>
          </table:table-cell>
          <table:table-cell table:style-name="ce2" office:value-type="string" calcext:value-type="string">
            <text:p>kļ</text:p>
          </table:table-cell>
          <table:table-cell table:style-name="ce2" office:value-type="string" calcext:value-type="string">
            <text:p>lg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šņ</text:p>
          </table:table-cell>
          <table:table-cell table:style-name="ce2" office:value-type="string" calcext:value-type="string">
            <text:p>ļš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dz</text:p>
          </table:table-cell>
          <table:table-cell table:style-name="ce2" office:value-type="string" calcext:value-type="string">
            <text:p>dž</text:p>
          </table:table-cell>
          <table:table-cell table:style-name="ce2" office:value-type="string" calcext:value-type="string">
            <text:p>mj</text:p>
          </table:table-cell>
          <table:table-cell table:style-name="ce2" office:value-type="string" calcext:value-type="string">
            <text:p>vj</text:p>
          </table:table-cell>
          <table:table-cell table:style-name="ce2" office:value-type="string" calcext:value-type="string">
            <text:p>zn</text:p>
          </table:table-cell>
          <table:table-cell table:style-name="ce2" table:number-columns-repeated="960"/>
        </table:table-row>
        <table:table-row table:style-name="ro1">
          <table:table-cell office:value-type="string" calcext:value-type="string">
            <text:p>Vow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onsonant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owel dipthong</text:p>
          </table:table-cell>
          <table:table-cell table:number-columns-repeated="40"/>
          <table:table-cell table:number-columns-repeated="8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nsonant dipthong</text:p>
          </table:table-cell>
          <table:table-cell table:number-columns-repeated="4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Vovel narrowers of e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nsonant narrowers of 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Int. Consonant narrowers of 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ovel widener of 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nsonant wideners of 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Uo indicator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O indicator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 prefix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 postfixes</text:p>
          </table:table-cell>
          <table:table-cell table:number-columns-repeated="5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o postfixes</text:p>
          </table:table-cell>
          <table:table-cell table:number-columns-repeated="49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ll narrowers of e</text:p>
          </table:table-cell>
          <table:table-cell table:formula="of:=IF([.B7]+[.B8]+[.B9]&lt;&gt;0;[.B2];&quot;&quot;)">
            <text:p/>
          </table:table-cell>
          <table:table-cell table:formula="of:=IF([.C7]+[.C8]+[.C9]&lt;&gt;0;[.C2];&quot;&quot;)">
            <text:p/>
          </table:table-cell>
          <table:table-cell table:formula="of:=IF([.D7]+[.D8]+[.D9]&lt;&gt;0;[.D2];&quot;&quot;)">
            <text:p/>
          </table:table-cell>
          <table:table-cell table:formula="of:=IF([.E7]+[.E8]+[.E9]&lt;&gt;0;[.E2];&quot;&quot;)">
            <text:p/>
          </table:table-cell>
          <table:table-cell table:formula="of:=IF([.F7]+[.F8]+[.F9]&lt;&gt;0;[.F2];&quot;&quot;)" office:value-type="string" office:string-value="č" calcext:value-type="string">
            <text:p>č</text:p>
          </table:table-cell>
          <table:table-cell table:formula="of:=IF([.G7]+[.G8]+[.G9]&lt;&gt;0;[.G2];&quot;&quot;)">
            <text:p/>
          </table:table-cell>
          <table:table-cell table:formula="of:=IF([.H7]+[.H8]+[.H9]&lt;&gt;0;[.H2];&quot;&quot;)">
            <text:p/>
          </table:table-cell>
          <table:table-cell table:formula="of:=IF([.I7]+[.I8]+[.I9]&lt;&gt;0;[.I2];&quot;&quot;)">
            <text:p/>
          </table:table-cell>
          <table:table-cell table:formula="of:=IF([.J7]+[.J8]+[.J9]&lt;&gt;0;[.J2];&quot;&quot;)" office:value-type="string" office:string-value="f" calcext:value-type="string">
            <text:p>f</text:p>
          </table:table-cell>
          <table:table-cell table:formula="of:=IF([.K7]+[.K8]+[.K9]&lt;&gt;0;[.K2];&quot;&quot;)">
            <text:p/>
          </table:table-cell>
          <table:table-cell table:formula="of:=IF([.L7]+[.L8]+[.L9]&lt;&gt;0;[.L2];&quot;&quot;)" office:value-type="string" office:string-value="ģ" calcext:value-type="string">
            <text:p>ģ</text:p>
          </table:table-cell>
          <table:table-cell table:formula="of:=IF([.M7]+[.M8]+[.M9]&lt;&gt;0;[.M2];&quot;&quot;)" office:value-type="string" office:string-value="h" calcext:value-type="string">
            <text:p>h</text:p>
          </table:table-cell>
          <table:table-cell table:formula="of:=IF([.N7]+[.N8]+[.N9]&lt;&gt;0;[.N2];&quot;&quot;)" office:value-type="string" office:string-value="ḩ" calcext:value-type="string">
            <text:p>ḩ</text:p>
          </table:table-cell>
          <table:table-cell table:formula="of:=IF([.O7]+[.O8]+[.O9]&lt;&gt;0;[.O2];&quot;&quot;)" office:value-type="string" office:string-value="i" calcext:value-type="string">
            <text:p>i</text:p>
          </table:table-cell>
          <table:table-cell table:formula="of:=IF([.P7]+[.P8]+[.P9]&lt;&gt;0;[.P2];&quot;&quot;)" office:value-type="string" office:string-value="ī" calcext:value-type="string">
            <text:p>ī</text:p>
          </table:table-cell>
          <table:table-cell table:formula="of:=IF([.Q7]+[.Q8]+[.Q9]&lt;&gt;0;[.Q2];&quot;&quot;)" office:value-type="string" office:string-value="j" calcext:value-type="string">
            <text:p>j</text:p>
          </table:table-cell>
          <table:table-cell table:formula="of:=IF([.R7]+[.R8]+[.R9]&lt;&gt;0;[.R2];&quot;&quot;)" office:value-type="string" office:string-value="k" calcext:value-type="string">
            <text:p>k</text:p>
          </table:table-cell>
          <table:table-cell table:formula="of:=IF([.S7]+[.S8]+[.S9]&lt;&gt;0;[.S2];&quot;&quot;)">
            <text:p/>
          </table:table-cell>
          <table:table-cell table:formula="of:=IF([.T7]+[.T8]+[.T9]&lt;&gt;0;[.T2];&quot;&quot;)">
            <text:p/>
          </table:table-cell>
          <table:table-cell table:formula="of:=IF([.U7]+[.U8]+[.U9]&lt;&gt;0;[.U2];&quot;&quot;)" office:value-type="string" office:string-value="ļ" calcext:value-type="string">
            <text:p>ļ</text:p>
          </table:table-cell>
          <table:table-cell table:formula="of:=IF([.V7]+[.V8]+[.V9]&lt;&gt;0;[.V2];&quot;&quot;)">
            <text:p/>
          </table:table-cell>
          <table:table-cell table:formula="of:=IF([.W7]+[.W8]+[.W9]&lt;&gt;0;[.W2];&quot;&quot;)">
            <text:p/>
          </table:table-cell>
          <table:table-cell table:formula="of:=IF([.X7]+[.X8]+[.X9]&lt;&gt;0;[.X2];&quot;&quot;)" office:value-type="string" office:string-value="ņ" calcext:value-type="string">
            <text:p>ņ</text:p>
          </table:table-cell>
          <table:table-cell table:formula="of:=IF([.Y7]+[.Y8]+[.Y9]&lt;&gt;0;[.Y2];&quot;&quot;)">
            <text:p/>
          </table:table-cell>
          <table:table-cell table:formula="of:=IF([.Z7]+[.Z8]+[.Z9]&lt;&gt;0;[.Z2];&quot;&quot;)">
            <text:p/>
          </table:table-cell>
          <table:table-cell table:formula="of:=IF([.AA7]+[.AA8]+[.AA9]&lt;&gt;0;[.AA2];&quot;&quot;)">
            <text:p/>
          </table:table-cell>
          <table:table-cell table:formula="of:=IF([.AB7]+[.AB8]+[.AB9]&lt;&gt;0;[.AB2];&quot;&quot;)" office:value-type="string" office:string-value="q" calcext:value-type="string">
            <text:p>q</text:p>
          </table:table-cell>
          <table:table-cell table:formula="of:=IF([.AC7]+[.AC8]+[.AC9]&lt;&gt;0;[.AC2];&quot;&quot;)">
            <text:p/>
          </table:table-cell>
          <table:table-cell table:formula="of:=IF([.AD7]+[.AD8]+[.AD9]&lt;&gt;0;[.AD2];&quot;&quot;)" office:value-type="string" office:string-value="ŗ" calcext:value-type="string">
            <text:p>ŗ</text:p>
          </table:table-cell>
          <table:table-cell table:formula="of:=IF([.AE7]+[.AE8]+[.AE9]&lt;&gt;0;[.AE2];&quot;&quot;)">
            <text:p/>
          </table:table-cell>
          <table:table-cell table:formula="of:=IF([.AF7]+[.AF8]+[.AF9]&lt;&gt;0;[.AF2];&quot;&quot;)" office:value-type="string" office:string-value="š" calcext:value-type="string">
            <text:p>š</text:p>
          </table:table-cell>
          <table:table-cell table:formula="of:=IF([.AG7]+[.AG8]+[.AG9]&lt;&gt;0;[.AG2];&quot;&quot;)">
            <text:p/>
          </table:table-cell>
          <table:table-cell table:formula="of:=IF([.AH7]+[.AH8]+[.AH9]&lt;&gt;0;[.AH2];&quot;&quot;)">
            <text:p/>
          </table:table-cell>
          <table:table-cell table:formula="of:=IF([.AI7]+[.AI8]+[.AI9]&lt;&gt;0;[.AI2];&quot;&quot;)">
            <text:p/>
          </table:table-cell>
          <table:table-cell table:formula="of:=IF([.AJ7]+[.AJ8]+[.AJ9]&lt;&gt;0;[.AJ2];&quot;&quot;)">
            <text:p/>
          </table:table-cell>
          <table:table-cell table:formula="of:=IF([.AK7]+[.AK8]+[.AK9]&lt;&gt;0;[.AK2];&quot;&quot;)" office:value-type="string" office:string-value="w" calcext:value-type="string">
            <text:p>w</text:p>
          </table:table-cell>
          <table:table-cell table:formula="of:=IF([.AL7]+[.AL8]+[.AL9]&lt;&gt;0;[.AL2];&quot;&quot;)" office:value-type="string" office:string-value="x" calcext:value-type="string">
            <text:p>x</text:p>
          </table:table-cell>
          <table:table-cell table:formula="of:=IF([.AM7]+[.AM8]+[.AM9]&lt;&gt;0;[.AM2];&quot;&quot;)" office:value-type="string" office:string-value="y" calcext:value-type="string">
            <text:p>y</text:p>
          </table:table-cell>
          <table:table-cell table:formula="of:=IF([.AN7]+[.AN8]+[.AN9]&lt;&gt;0;[.AN2];&quot;&quot;)">
            <text:p/>
          </table:table-cell>
          <table:table-cell table:formula="of:=IF([.AO7]+[.AO8]+[.AO9]&lt;&gt;0;[.AO2];&quot;&quot;)" office:value-type="string" office:string-value="ž" calcext:value-type="string">
            <text:p>ž</text:p>
          </table:table-cell>
          <table:table-cell table:formula="of:=IF([.AP7]+[.AP8]+[.AP9]&lt;&gt;0;[.AP2];&quot;&quot;)">
            <text:p/>
          </table:table-cell>
          <table:table-cell table:formula="of:=IF([.AQ7]+[.AQ8]+[.AQ9]&lt;&gt;0;[.AQ2];&quot;&quot;)">
            <text:p/>
          </table:table-cell>
          <table:table-cell table:formula="of:=IF([.AR7]+[.AR8]+[.AR9]&lt;&gt;0;[.AR2];&quot;&quot;)" office:value-type="string" office:string-value="ei" calcext:value-type="string">
            <text:p>ei</text:p>
          </table:table-cell>
          <table:table-cell table:formula="of:=IF([.AS7]+[.AS8]+[.AS9]&lt;&gt;0;[.AS2];&quot;&quot;)" office:value-type="string" office:string-value="ie" calcext:value-type="string">
            <text:p>ie</text:p>
          </table:table-cell>
          <table:table-cell table:formula="of:=IF([.AT7]+[.AT8]+[.AT9]&lt;&gt;0;[.AT2];&quot;&quot;)" office:value-type="string" office:string-value="iu" calcext:value-type="string">
            <text:p>iu</text:p>
          </table:table-cell>
          <table:table-cell table:formula="of:=IF([.AU7]+[.AU8]+[.AU9]&lt;&gt;0;[.AU2];&quot;&quot;)">
            <text:p/>
          </table:table-cell>
          <table:table-cell table:formula="of:=IF([.AV7]+[.AV8]+[.AV9]&lt;&gt;0;[.AV2];&quot;&quot;)">
            <text:p/>
          </table:table-cell>
          <table:table-cell table:formula="of:=IF([.AW7]+[.AW8]+[.AW9]&lt;&gt;0;[.AW2];&quot;&quot;)">
            <text:p/>
          </table:table-cell>
          <table:table-cell table:formula="of:=IF([.AX7]+[.AX8]+[.AX9]&lt;&gt;0;[.AX2];&quot;&quot;)" office:value-type="string" office:string-value="bj" calcext:value-type="string">
            <text:p>bj</text:p>
          </table:table-cell>
          <table:table-cell table:formula="of:=IF([.AY7]+[.AY8]+[.AY9]&lt;&gt;0;[.AY2];&quot;&quot;)">
            <text:p/>
          </table:table-cell>
          <table:table-cell table:formula="of:=IF([.AZ7]+[.AZ8]+[.AZ9]&lt;&gt;0;[.AZ2];&quot;&quot;)">
            <text:p/>
          </table:table-cell>
          <table:table-cell table:formula="of:=IF([.BA7]+[.BA8]+[.BA9]&lt;&gt;0;[.BA2];&quot;&quot;)">
            <text:p/>
          </table:table-cell>
          <table:table-cell table:formula="of:=IF([.BB7]+[.BB8]+[.BB9]&lt;&gt;0;[.BB2];&quot;&quot;)">
            <text:p/>
          </table:table-cell>
          <table:table-cell table:formula="of:=IF([.BC7]+[.BC8]+[.BC9]&lt;&gt;0;[.BC2];&quot;&quot;)">
            <text:p/>
          </table:table-cell>
          <table:table-cell table:formula="of:=IF([.BD7]+[.BD8]+[.BD9]&lt;&gt;0;[.BD2];&quot;&quot;)">
            <text:p/>
          </table:table-cell>
          <table:table-cell table:formula="of:=IF([.BE7]+[.BE8]+[.BE9]&lt;&gt;0;[.BE2];&quot;&quot;)">
            <text:p/>
          </table:table-cell>
          <table:table-cell table:formula="of:=IF([.BF7]+[.BF8]+[.BF9]&lt;&gt;0;[.BF2];&quot;&quot;)">
            <text:p/>
          </table:table-cell>
          <table:table-cell table:formula="of:=IF([.BG7]+[.BG8]+[.BG9]&lt;&gt;0;[.BG2];&quot;&quot;)" office:value-type="string" office:string-value="pj" calcext:value-type="string">
            <text:p>pj</text:p>
          </table:table-cell>
          <table:table-cell table:formula="of:=IF([.BH7]+[.BH8]+[.BH9]&lt;&gt;0;[.BH2];&quot;&quot;)">
            <text:p/>
          </table:table-cell>
          <table:table-cell table:formula="of:=IF([.BI7]+[.BI8]+[.BI9]&lt;&gt;0;[.BI2];&quot;&quot;)">
            <text:p/>
          </table:table-cell>
          <table:table-cell table:formula="of:=IF([.BJ7]+[.BJ8]+[.BJ9]&lt;&gt;0;[.BJ2];&quot;&quot;)" office:value-type="string" office:string-value="mj" calcext:value-type="string">
            <text:p>mj</text:p>
          </table:table-cell>
          <table:table-cell table:formula="of:=IF([.BK7]+[.BK8]+[.BK9]&lt;&gt;0;[.BK2];&quot;&quot;)" office:value-type="string" office:string-value="vj" calcext:value-type="string">
            <text:p>vj</text:p>
          </table:table-cell>
          <table:table-cell table:formula="of:=IF([.BL7]+[.BL8]+[.BL9]&lt;&gt;0;[.BL2];&quot;&quot;)">
            <text:p/>
          </table:table-cell>
          <table:table-cell table:number-columns-repeated="960"/>
        </table:table-row>
        <table:table-row table:style-name="ro1">
          <table:table-cell office:value-type="string" calcext:value-type="string">
            <text:p>All wideners of e</text:p>
          </table:table-cell>
          <table:table-cell table:formula="of:=IF([.B10]+[.B11]&lt;&gt;0;[.B2];&quot;&quot;)" office:value-type="string" office:string-value="a" calcext:value-type="string">
            <text:p>a</text:p>
          </table:table-cell>
          <table:table-cell table:formula="of:=IF([.C10]+[.C11]&lt;&gt;0;[.C2];&quot;&quot;)" office:value-type="string" office:string-value="ā" calcext:value-type="string">
            <text:p>ā</text:p>
          </table:table-cell>
          <table:table-cell table:formula="of:=IF([.D10]+[.D11]&lt;&gt;0;[.D2];&quot;&quot;)" office:value-type="string" office:string-value="b" calcext:value-type="string">
            <text:p>b</text:p>
          </table:table-cell>
          <table:table-cell table:formula="of:=IF([.E10]+[.E11]&lt;&gt;0;[.E2];&quot;&quot;)" office:value-type="string" office:string-value="c" calcext:value-type="string">
            <text:p>c</text:p>
          </table:table-cell>
          <table:table-cell table:formula="of:=IF([.F10]+[.F11]&lt;&gt;0;[.F2];&quot;&quot;)">
            <text:p/>
          </table:table-cell>
          <table:table-cell table:formula="of:=IF([.G10]+[.G11]&lt;&gt;0;[.G2];&quot;&quot;)" office:value-type="string" office:string-value="d" calcext:value-type="string">
            <text:p>d</text:p>
          </table:table-cell>
          <table:table-cell table:formula="of:=IF([.H10]+[.H11]&lt;&gt;0;[.H2];&quot;&quot;)">
            <text:p/>
          </table:table-cell>
          <table:table-cell table:formula="of:=IF([.I10]+[.I11]&lt;&gt;0;[.I2];&quot;&quot;)">
            <text:p/>
          </table:table-cell>
          <table:table-cell table:formula="of:=IF([.J10]+[.J11]&lt;&gt;0;[.J2];&quot;&quot;)">
            <text:p/>
          </table:table-cell>
          <table:table-cell table:formula="of:=IF([.K10]+[.K11]&lt;&gt;0;[.K2];&quot;&quot;)" office:value-type="string" office:string-value="g" calcext:value-type="string">
            <text:p>g</text:p>
          </table:table-cell>
          <table:table-cell table:formula="of:=IF([.L10]+[.L11]&lt;&gt;0;[.L2];&quot;&quot;)">
            <text:p/>
          </table:table-cell>
          <table:table-cell table:formula="of:=IF([.M10]+[.M11]&lt;&gt;0;[.M2];&quot;&quot;)">
            <text:p/>
          </table:table-cell>
          <table:table-cell table:formula="of:=IF([.N10]+[.N11]&lt;&gt;0;[.N2];&quot;&quot;)">
            <text:p/>
          </table:table-cell>
          <table:table-cell table:formula="of:=IF([.O10]+[.O11]&lt;&gt;0;[.O2];&quot;&quot;)">
            <text:p/>
          </table:table-cell>
          <table:table-cell table:formula="of:=IF([.P10]+[.P11]&lt;&gt;0;[.P2];&quot;&quot;)">
            <text:p/>
          </table:table-cell>
          <table:table-cell table:formula="of:=IF([.Q10]+[.Q11]&lt;&gt;0;[.Q2];&quot;&quot;)">
            <text:p/>
          </table:table-cell>
          <table:table-cell table:formula="of:=IF([.R10]+[.R11]&lt;&gt;0;[.R2];&quot;&quot;)">
            <text:p/>
          </table:table-cell>
          <table:table-cell table:formula="of:=IF([.S10]+[.S11]&lt;&gt;0;[.S2];&quot;&quot;)" office:value-type="string" office:string-value="ķ" calcext:value-type="string">
            <text:p>ķ</text:p>
          </table:table-cell>
          <table:table-cell table:formula="of:=IF([.T10]+[.T11]&lt;&gt;0;[.T2];&quot;&quot;)" office:value-type="string" office:string-value="l" calcext:value-type="string">
            <text:p>l</text:p>
          </table:table-cell>
          <table:table-cell table:formula="of:=IF([.U10]+[.U11]&lt;&gt;0;[.U2];&quot;&quot;)">
            <text:p/>
          </table:table-cell>
          <table:table-cell table:formula="of:=IF([.V10]+[.V11]&lt;&gt;0;[.V2];&quot;&quot;)" office:value-type="string" office:string-value="m" calcext:value-type="string">
            <text:p>m</text:p>
          </table:table-cell>
          <table:table-cell table:formula="of:=IF([.W10]+[.W11]&lt;&gt;0;[.W2];&quot;&quot;)" office:value-type="string" office:string-value="n" calcext:value-type="string">
            <text:p>n</text:p>
          </table:table-cell>
          <table:table-cell table:formula="of:=IF([.X10]+[.X11]&lt;&gt;0;[.X2];&quot;&quot;)">
            <text:p/>
          </table:table-cell>
          <table:table-cell table:formula="of:=IF([.Y10]+[.Y11]&lt;&gt;0;[.Y2];&quot;&quot;)">
            <text:p/>
          </table:table-cell>
          <table:table-cell table:formula="of:=IF([.Z10]+[.Z11]&lt;&gt;0;[.Z2];&quot;&quot;)">
            <text:p/>
          </table:table-cell>
          <table:table-cell table:formula="of:=IF([.AA10]+[.AA11]&lt;&gt;0;[.AA2];&quot;&quot;)" office:value-type="string" office:string-value="p" calcext:value-type="string">
            <text:p>p</text:p>
          </table:table-cell>
          <table:table-cell table:formula="of:=IF([.AB10]+[.AB11]&lt;&gt;0;[.AB2];&quot;&quot;)">
            <text:p/>
          </table:table-cell>
          <table:table-cell table:formula="of:=IF([.AC10]+[.AC11]&lt;&gt;0;[.AC2];&quot;&quot;)" office:value-type="string" office:string-value="r" calcext:value-type="string">
            <text:p>r</text:p>
          </table:table-cell>
          <table:table-cell table:formula="of:=IF([.AD10]+[.AD11]&lt;&gt;0;[.AD2];&quot;&quot;)">
            <text:p/>
          </table:table-cell>
          <table:table-cell table:formula="of:=IF([.AE10]+[.AE11]&lt;&gt;0;[.AE2];&quot;&quot;)" office:value-type="string" office:string-value="s" calcext:value-type="string">
            <text:p>s</text:p>
          </table:table-cell>
          <table:table-cell table:formula="of:=IF([.AF10]+[.AF11]&lt;&gt;0;[.AF2];&quot;&quot;)">
            <text:p/>
          </table:table-cell>
          <table:table-cell table:formula="of:=IF([.AG10]+[.AG11]&lt;&gt;0;[.AG2];&quot;&quot;)" office:value-type="string" office:string-value="t" calcext:value-type="string">
            <text:p>t</text:p>
          </table:table-cell>
          <table:table-cell table:formula="of:=IF([.AH10]+[.AH11]&lt;&gt;0;[.AH2];&quot;&quot;)" office:value-type="string" office:string-value="u" calcext:value-type="string">
            <text:p>u</text:p>
          </table:table-cell>
          <table:table-cell table:formula="of:=IF([.AI10]+[.AI11]&lt;&gt;0;[.AI2];&quot;&quot;)" office:value-type="string" office:string-value="ū" calcext:value-type="string">
            <text:p>ū</text:p>
          </table:table-cell>
          <table:table-cell table:formula="of:=IF([.AJ10]+[.AJ11]&lt;&gt;0;[.AJ2];&quot;&quot;)" office:value-type="string" office:string-value="v" calcext:value-type="string">
            <text:p>v</text:p>
          </table:table-cell>
          <table:table-cell table:formula="of:=IF([.AK10]+[.AK11]&lt;&gt;0;[.AK2];&quot;&quot;)">
            <text:p/>
          </table:table-cell>
          <table:table-cell table:formula="of:=IF([.AL10]+[.AL11]&lt;&gt;0;[.AL2];&quot;&quot;)">
            <text:p/>
          </table:table-cell>
          <table:table-cell table:formula="of:=IF([.AM10]+[.AM11]&lt;&gt;0;[.AM2];&quot;&quot;)">
            <text:p/>
          </table:table-cell>
          <table:table-cell table:formula="of:=IF([.AN10]+[.AN11]&lt;&gt;0;[.AN2];&quot;&quot;)" office:value-type="string" office:string-value="z" calcext:value-type="string">
            <text:p>z</text:p>
          </table:table-cell>
          <table:table-cell table:formula="of:=IF([.AO10]+[.AO11]&lt;&gt;0;[.AO2];&quot;&quot;)">
            <text:p/>
          </table:table-cell>
          <table:table-cell table:formula="of:=IF([.AP10]+[.AP11]&lt;&gt;0;[.AP2];&quot;&quot;)" office:value-type="string" office:string-value="ai" calcext:value-type="string">
            <text:p>ai</text:p>
          </table:table-cell>
          <table:table-cell table:formula="of:=IF([.AQ10]+[.AQ11]&lt;&gt;0;[.AQ2];&quot;&quot;)" office:value-type="string" office:string-value="au" calcext:value-type="string">
            <text:p>au</text:p>
          </table:table-cell>
          <table:table-cell table:formula="of:=IF([.AR10]+[.AR11]&lt;&gt;0;[.AR2];&quot;&quot;)">
            <text:p/>
          </table:table-cell>
          <table:table-cell table:formula="of:=IF([.AS10]+[.AS11]&lt;&gt;0;[.AS2];&quot;&quot;)">
            <text:p/>
          </table:table-cell>
          <table:table-cell table:formula="of:=IF([.AT10]+[.AT11]&lt;&gt;0;[.AT2];&quot;&quot;)">
            <text:p/>
          </table:table-cell>
          <table:table-cell table:formula="of:=IF([.AU10]+[.AU11]&lt;&gt;0;[.AU2];&quot;&quot;)">
            <text:p/>
          </table:table-cell>
          <table:table-cell table:formula="of:=IF([.AV10]+[.AV11]&lt;&gt;0;[.AV2];&quot;&quot;)">
            <text:p/>
          </table:table-cell>
          <table:table-cell table:formula="of:=IF([.AW10]+[.AW11]&lt;&gt;0;[.AW2];&quot;&quot;)">
            <text:p/>
          </table:table-cell>
          <table:table-cell table:formula="of:=IF([.AX10]+[.AX11]&lt;&gt;0;[.AX2];&quot;&quot;)">
            <text:p/>
          </table:table-cell>
          <table:table-cell table:formula="of:=IF([.AY10]+[.AY11]&lt;&gt;0;[.AY2];&quot;&quot;)">
            <text:p/>
          </table:table-cell>
          <table:table-cell table:formula="of:=IF([.AZ10]+[.AZ11]&lt;&gt;0;[.AZ2];&quot;&quot;)">
            <text:p/>
          </table:table-cell>
          <table:table-cell table:formula="of:=IF([.BA10]+[.BA11]&lt;&gt;0;[.BA2];&quot;&quot;)">
            <text:p/>
          </table:table-cell>
          <table:table-cell table:formula="of:=IF([.BB10]+[.BB11]&lt;&gt;0;[.BB2];&quot;&quot;)">
            <text:p/>
          </table:table-cell>
          <table:table-cell table:formula="of:=IF([.BC10]+[.BC11]&lt;&gt;0;[.BC2];&quot;&quot;)">
            <text:p/>
          </table:table-cell>
          <table:table-cell table:formula="of:=IF([.BD10]+[.BD11]&lt;&gt;0;[.BD2];&quot;&quot;)">
            <text:p/>
          </table:table-cell>
          <table:table-cell table:formula="of:=IF([.BE10]+[.BE11]&lt;&gt;0;[.BE2];&quot;&quot;)">
            <text:p/>
          </table:table-cell>
          <table:table-cell table:formula="of:=IF([.BF10]+[.BF11]&lt;&gt;0;[.BF2];&quot;&quot;)">
            <text:p/>
          </table:table-cell>
          <table:table-cell table:formula="of:=IF([.BG10]+[.BG11]&lt;&gt;0;[.BG2];&quot;&quot;)">
            <text:p/>
          </table:table-cell>
          <table:table-cell table:formula="of:=IF([.BH10]+[.BH11]&lt;&gt;0;[.BH2];&quot;&quot;)" office:value-type="string" office:string-value="dz" calcext:value-type="string">
            <text:p>dz</text:p>
          </table:table-cell>
          <table:table-cell table:formula="of:=IF([.BI10]+[.BI11]&lt;&gt;0;[.BI2];&quot;&quot;)">
            <text:p/>
          </table:table-cell>
          <table:table-cell table:formula="of:=IF([.BJ10]+[.BJ11]&lt;&gt;0;[.BJ2];&quot;&quot;)">
            <text:p/>
          </table:table-cell>
          <table:table-cell table:formula="of:=IF([.BK10]+[.BK11]&lt;&gt;0;[.BK2];&quot;&quot;)">
            <text:p/>
          </table:table-cell>
          <table:table-cell table:formula="of:=IF([.BL10]+[.BL11]&lt;&gt;0;[.BL2];&quot;&quot;)">
            <text:p/>
          </table:table-cell>
          <table:table-cell table:number-columns-repeated="960"/>
        </table:table-row>
        <table:table-row table:style-name="ro1">
          <table:table-cell office:value-type="string" calcext:value-type="string">
            <text:p>Neutral for e</text:p>
          </table:table-cell>
          <table:table-cell table:formula="of:=IF(CONCATENATE([.B17];[.B18])&lt;&gt;&quot;&quot;;&quot;&quot;;[.B2])">
            <text:p/>
          </table:table-cell>
          <table:table-cell table:formula="of:=IF(CONCATENATE([.C17];[.C18])&lt;&gt;&quot;&quot;;&quot;&quot;;[.C2])">
            <text:p/>
          </table:table-cell>
          <table:table-cell table:formula="of:=IF(CONCATENATE([.D17];[.D18])&lt;&gt;&quot;&quot;;&quot;&quot;;[.D2])">
            <text:p/>
          </table:table-cell>
          <table:table-cell table:formula="of:=IF(CONCATENATE([.E17];[.E18])&lt;&gt;&quot;&quot;;&quot;&quot;;[.E2])">
            <text:p/>
          </table:table-cell>
          <table:table-cell table:formula="of:=IF(CONCATENATE([.F17];[.F18])&lt;&gt;&quot;&quot;;&quot;&quot;;[.F2])">
            <text:p/>
          </table:table-cell>
          <table:table-cell table:formula="of:=IF(CONCATENATE([.G17];[.G18])&lt;&gt;&quot;&quot;;&quot;&quot;;[.G2])">
            <text:p/>
          </table:table-cell>
          <table:table-cell table:formula="of:=IF(CONCATENATE([.H17];[.H18])&lt;&gt;&quot;&quot;;&quot;&quot;;[.H2])" office:value-type="string" office:string-value="e" calcext:value-type="string">
            <text:p>e</text:p>
          </table:table-cell>
          <table:table-cell table:formula="of:=IF(CONCATENATE([.I17];[.I18])&lt;&gt;&quot;&quot;;&quot;&quot;;[.I2])" office:value-type="string" office:string-value="ē" calcext:value-type="string">
            <text:p>ē</text:p>
          </table:table-cell>
          <table:table-cell table:formula="of:=IF(CONCATENATE([.J17];[.J18])&lt;&gt;&quot;&quot;;&quot;&quot;;[.J2])">
            <text:p/>
          </table:table-cell>
          <table:table-cell table:formula="of:=IF(CONCATENATE([.K17];[.K18])&lt;&gt;&quot;&quot;;&quot;&quot;;[.K2])">
            <text:p/>
          </table:table-cell>
          <table:table-cell table:formula="of:=IF(CONCATENATE([.L17];[.L18])&lt;&gt;&quot;&quot;;&quot;&quot;;[.L2])">
            <text:p/>
          </table:table-cell>
          <table:table-cell table:formula="of:=IF(CONCATENATE([.M17];[.M18])&lt;&gt;&quot;&quot;;&quot;&quot;;[.M2])">
            <text:p/>
          </table:table-cell>
          <table:table-cell table:formula="of:=IF(CONCATENATE([.N17];[.N18])&lt;&gt;&quot;&quot;;&quot;&quot;;[.N2])">
            <text:p/>
          </table:table-cell>
          <table:table-cell table:formula="of:=IF(CONCATENATE([.O17];[.O18])&lt;&gt;&quot;&quot;;&quot;&quot;;[.O2])">
            <text:p/>
          </table:table-cell>
          <table:table-cell table:formula="of:=IF(CONCATENATE([.P17];[.P18])&lt;&gt;&quot;&quot;;&quot;&quot;;[.P2])">
            <text:p/>
          </table:table-cell>
          <table:table-cell table:formula="of:=IF(CONCATENATE([.Q17];[.Q18])&lt;&gt;&quot;&quot;;&quot;&quot;;[.Q2])">
            <text:p/>
          </table:table-cell>
          <table:table-cell table:formula="of:=IF(CONCATENATE([.R17];[.R18])&lt;&gt;&quot;&quot;;&quot;&quot;;[.R2])">
            <text:p/>
          </table:table-cell>
          <table:table-cell table:formula="of:=IF(CONCATENATE([.S17];[.S18])&lt;&gt;&quot;&quot;;&quot;&quot;;[.S2])">
            <text:p/>
          </table:table-cell>
          <table:table-cell table:formula="of:=IF(CONCATENATE([.T17];[.T18])&lt;&gt;&quot;&quot;;&quot;&quot;;[.T2])">
            <text:p/>
          </table:table-cell>
          <table:table-cell table:formula="of:=IF(CONCATENATE([.U17];[.U18])&lt;&gt;&quot;&quot;;&quot;&quot;;[.U2])">
            <text:p/>
          </table:table-cell>
          <table:table-cell table:formula="of:=IF(CONCATENATE([.V17];[.V18])&lt;&gt;&quot;&quot;;&quot;&quot;;[.V2])">
            <text:p/>
          </table:table-cell>
          <table:table-cell table:formula="of:=IF(CONCATENATE([.W17];[.W18])&lt;&gt;&quot;&quot;;&quot;&quot;;[.W2])">
            <text:p/>
          </table:table-cell>
          <table:table-cell table:formula="of:=IF(CONCATENATE([.X17];[.X18])&lt;&gt;&quot;&quot;;&quot;&quot;;[.X2])">
            <text:p/>
          </table:table-cell>
          <table:table-cell table:formula="of:=IF(CONCATENATE([.Y17];[.Y18])&lt;&gt;&quot;&quot;;&quot;&quot;;[.Y2])" office:value-type="string" office:string-value="o" calcext:value-type="string">
            <text:p>o</text:p>
          </table:table-cell>
          <table:table-cell table:formula="of:=IF(CONCATENATE([.Z17];[.Z18])&lt;&gt;&quot;&quot;;&quot;&quot;;[.Z2])" office:value-type="string" office:string-value="ō" calcext:value-type="string">
            <text:p>ō</text:p>
          </table:table-cell>
          <table:table-cell table:formula="of:=IF(CONCATENATE([.AA17];[.AA18])&lt;&gt;&quot;&quot;;&quot;&quot;;[.AA2])">
            <text:p/>
          </table:table-cell>
          <table:table-cell table:formula="of:=IF(CONCATENATE([.AB17];[.AB18])&lt;&gt;&quot;&quot;;&quot;&quot;;[.AB2])">
            <text:p/>
          </table:table-cell>
          <table:table-cell table:formula="of:=IF(CONCATENATE([.AC17];[.AC18])&lt;&gt;&quot;&quot;;&quot;&quot;;[.AC2])">
            <text:p/>
          </table:table-cell>
          <table:table-cell table:formula="of:=IF(CONCATENATE([.AD17];[.AD18])&lt;&gt;&quot;&quot;;&quot;&quot;;[.AD2])">
            <text:p/>
          </table:table-cell>
          <table:table-cell table:formula="of:=IF(CONCATENATE([.AE17];[.AE18])&lt;&gt;&quot;&quot;;&quot;&quot;;[.AE2])">
            <text:p/>
          </table:table-cell>
          <table:table-cell table:formula="of:=IF(CONCATENATE([.AF17];[.AF18])&lt;&gt;&quot;&quot;;&quot;&quot;;[.AF2])">
            <text:p/>
          </table:table-cell>
          <table:table-cell table:formula="of:=IF(CONCATENATE([.AG17];[.AG18])&lt;&gt;&quot;&quot;;&quot;&quot;;[.AG2])">
            <text:p/>
          </table:table-cell>
          <table:table-cell table:formula="of:=IF(CONCATENATE([.AH17];[.AH18])&lt;&gt;&quot;&quot;;&quot;&quot;;[.AH2])">
            <text:p/>
          </table:table-cell>
          <table:table-cell table:formula="of:=IF(CONCATENATE([.AI17];[.AI18])&lt;&gt;&quot;&quot;;&quot;&quot;;[.AI2])">
            <text:p/>
          </table:table-cell>
          <table:table-cell table:formula="of:=IF(CONCATENATE([.AJ17];[.AJ18])&lt;&gt;&quot;&quot;;&quot;&quot;;[.AJ2])">
            <text:p/>
          </table:table-cell>
          <table:table-cell table:formula="of:=IF(CONCATENATE([.AK17];[.AK18])&lt;&gt;&quot;&quot;;&quot;&quot;;[.AK2])">
            <text:p/>
          </table:table-cell>
          <table:table-cell table:formula="of:=IF(CONCATENATE([.AL17];[.AL18])&lt;&gt;&quot;&quot;;&quot;&quot;;[.AL2])">
            <text:p/>
          </table:table-cell>
          <table:table-cell table:formula="of:=IF(CONCATENATE([.AM17];[.AM18])&lt;&gt;&quot;&quot;;&quot;&quot;;[.AM2])">
            <text:p/>
          </table:table-cell>
          <table:table-cell table:formula="of:=IF(CONCATENATE([.AN17];[.AN18])&lt;&gt;&quot;&quot;;&quot;&quot;;[.AN2])">
            <text:p/>
          </table:table-cell>
          <table:table-cell table:formula="of:=IF(CONCATENATE([.AO17];[.AO18])&lt;&gt;&quot;&quot;;&quot;&quot;;[.AO2])">
            <text:p/>
          </table:table-cell>
          <table:table-cell table:formula="of:=IF(CONCATENATE([.AP17];[.AP18])&lt;&gt;&quot;&quot;;&quot;&quot;;[.AP2])">
            <text:p/>
          </table:table-cell>
          <table:table-cell table:formula="of:=IF(CONCATENATE([.AQ17];[.AQ18])&lt;&gt;&quot;&quot;;&quot;&quot;;[.AQ2])">
            <text:p/>
          </table:table-cell>
          <table:table-cell table:formula="of:=IF(CONCATENATE([.AR17];[.AR18])&lt;&gt;&quot;&quot;;&quot;&quot;;[.AR2])">
            <text:p/>
          </table:table-cell>
          <table:table-cell table:formula="of:=IF(CONCATENATE([.AS17];[.AS18])&lt;&gt;&quot;&quot;;&quot;&quot;;[.AS2])">
            <text:p/>
          </table:table-cell>
          <table:table-cell table:formula="of:=IF(CONCATENATE([.AT17];[.AT18])&lt;&gt;&quot;&quot;;&quot;&quot;;[.AT2])">
            <text:p/>
          </table:table-cell>
          <table:table-cell table:formula="of:=IF(CONCATENATE([.AU17];[.AU18])&lt;&gt;&quot;&quot;;&quot;&quot;;[.AU2])" office:value-type="string" office:string-value="oi" calcext:value-type="string">
            <text:p>oi</text:p>
          </table:table-cell>
          <table:table-cell table:formula="of:=IF(CONCATENATE([.AV17];[.AV18])&lt;&gt;&quot;&quot;;&quot;&quot;;[.AV2])" office:value-type="string" office:string-value="ui" calcext:value-type="string">
            <text:p>ui</text:p>
          </table:table-cell>
          <table:table-cell table:formula="of:=IF(CONCATENATE([.AW17];[.AW18])&lt;&gt;&quot;&quot;;&quot;&quot;;[.AW2])" office:value-type="string" office:string-value="uo" calcext:value-type="string">
            <text:p>uo</text:p>
          </table:table-cell>
          <table:table-cell table:formula="of:=IF(CONCATENATE([.AX17];[.AX18])&lt;&gt;&quot;&quot;;&quot;&quot;;[.AX2])">
            <text:p/>
          </table:table-cell>
          <table:table-cell table:formula="of:=IF(CONCATENATE([.AY17];[.AY18])&lt;&gt;&quot;&quot;;&quot;&quot;;[.AY2])" office:value-type="string" office:string-value="gļ" calcext:value-type="string">
            <text:p>gļ</text:p>
          </table:table-cell>
          <table:table-cell table:formula="of:=IF(CONCATENATE([.AZ17];[.AZ18])&lt;&gt;&quot;&quot;;&quot;&quot;;[.AZ2])" office:value-type="string" office:string-value="jā" calcext:value-type="string">
            <text:p>jā</text:p>
          </table:table-cell>
          <table:table-cell table:formula="of:=IF(CONCATENATE([.BA17];[.BA18])&lt;&gt;&quot;&quot;;&quot;&quot;;[.BA2])" office:value-type="string" office:string-value="kļ" calcext:value-type="string">
            <text:p>kļ</text:p>
          </table:table-cell>
          <table:table-cell table:formula="of:=IF(CONCATENATE([.BB17];[.BB18])&lt;&gt;&quot;&quot;;&quot;&quot;;[.BB2])" office:value-type="string" office:string-value="lg" calcext:value-type="string">
            <text:p>lg</text:p>
          </table:table-cell>
          <table:table-cell table:formula="of:=IF(CONCATENATE([.BC17];[.BC18])&lt;&gt;&quot;&quot;;&quot;&quot;;[.BC2])" office:value-type="string" office:string-value="ng" calcext:value-type="string">
            <text:p>ng</text:p>
          </table:table-cell>
          <table:table-cell table:formula="of:=IF(CONCATENATE([.BD17];[.BD18])&lt;&gt;&quot;&quot;;&quot;&quot;;[.BD2])" office:value-type="string" office:string-value="ss" calcext:value-type="string">
            <text:p>ss</text:p>
          </table:table-cell>
          <table:table-cell table:formula="of:=IF(CONCATENATE([.BE17];[.BE18])&lt;&gt;&quot;&quot;;&quot;&quot;;[.BE2])" office:value-type="string" office:string-value="šņ" calcext:value-type="string">
            <text:p>šņ</text:p>
          </table:table-cell>
          <table:table-cell table:formula="of:=IF(CONCATENATE([.BF17];[.BF18])&lt;&gt;&quot;&quot;;&quot;&quot;;[.BF2])" office:value-type="string" office:string-value="ļš" calcext:value-type="string">
            <text:p>ļš</text:p>
          </table:table-cell>
          <table:table-cell table:formula="of:=IF(CONCATENATE([.BG17];[.BG18])&lt;&gt;&quot;&quot;;&quot;&quot;;[.BG2])">
            <text:p/>
          </table:table-cell>
          <table:table-cell table:formula="of:=IF(CONCATENATE([.BH17];[.BH18])&lt;&gt;&quot;&quot;;&quot;&quot;;[.BH2])">
            <text:p/>
          </table:table-cell>
          <table:table-cell table:formula="of:=IF(CONCATENATE([.BI17];[.BI18])&lt;&gt;&quot;&quot;;&quot;&quot;;[.BI2])" office:value-type="string" office:string-value="dž" calcext:value-type="string">
            <text:p>dž</text:p>
          </table:table-cell>
          <table:table-cell table:formula="of:=IF(CONCATENATE([.BJ17];[.BJ18])&lt;&gt;&quot;&quot;;&quot;&quot;;[.BJ2])">
            <text:p/>
          </table:table-cell>
          <table:table-cell table:formula="of:=IF(CONCATENATE([.BK17];[.BK18])&lt;&gt;&quot;&quot;;&quot;&quot;;[.BK2])">
            <text:p/>
          </table:table-cell>
          <table:table-cell table:formula="of:=IF(CONCATENATE([.BL17];[.BL18])&lt;&gt;&quot;&quot;;&quot;&quot;;[.BL2])" office:value-type="string" office:string-value="zn" calcext:value-type="string">
            <text:p>zn</text:p>
          </table:table-cell>
          <table:table-cell table:number-columns-repeated="96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zcelts" style:family="table-cell" style:parent-style-name="Default">
      <style:table-cell-properties fo:background-color="#ffff99"/>
    </style:style>
    <style:style style:name="Neizcelts" style:family="table-cell" style:parent-style-name="Default">
      <style:text-properties fo: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.00.0000</text:date>, <text:time style:data-style-name="N2" text:time-value="22:49:52.892077674">00:00:00</text:time></text:p>
        </style:region-right>
      </style:header>
      <style:header-left style:display="false"/>
      <style:footer>
        <text:p>Lappus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6-08-07T21:30:42.286615656</meta:creation-date>
    <dc:date>2016-08-07T23:51:24.101908911</dc:date>
    <dc:creator>Valdis Vītoliņš</dc:creator>
    <meta:editing-duration>PT1H18M29S</meta:editing-duration>
    <meta:editing-cycles>15</meta:editing-cycles>
    <meta:generator>LibreOffice/5.1.5.2$Linux_X86_64 LibreOffice_project/10m0$Build-2</meta:generator>
    <meta:document-statistic meta:table-count="1" meta:cell-count="466" meta:object-count="0"/>
  </office:meta>
</office:document-meta>
</file>